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ocationTes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9$Build-9139$CWS-dv02</meta:generator>
    <meta:creation-date>2007-05-30T09:50:40</meta:creation-date>
    <dc:date>2007-05-30T13:19:13</dc:date>
    <dc:language>en-US</dc:language>
    <meta:editing-cycles>11</meta:editing-cycles>
    <meta:editing-duration>PT1H4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Basic/Standard/LocationTest.xml><?xml version="1.0" encoding="utf-8"?>
<!DOCTYPE module  PUBLIC '-//OpenOffice.org//DTD OfficeDocument 1.0//EN'  'module.dtd'>
<script:module xmlns:script="http://openoffice.org/2000/script" script:name="LocationTest" script:language="StarBasic">REM  *****  BASIC  *****

Sub Main
    Dim oContext
    Dim oSingleton
    oContext = getDefaultContext
    oSingleton = oContext.getValueByName( "/singletons/com.sun.star.deployment.PackageInformationProvider" )
    MsgBox oSingleton.getPackageLocation( "org.openoffice.extensions.testarea.desktop.location" 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ocation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